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1a3ad7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1a9d44" style:font-size-asian="14pt" style:font-size-complex="14pt"/>
    </style:style>
    <style:style style:name="P4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fo:font-weight="bold" officeooo:paragraph-rsid="001a3ad7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4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c9211e" loext:opacity="100%" style:font-name="Liberation Serif" fo:font-size="14pt" style:font-size-asian="14pt" style:font-size-complex="14pt"/>
    </style:style>
    <style:style style:name="P9" style:family="paragraph" style:parent-style-name="Standard">
      <style:text-properties style:font-name="Liberation Serif" fo:font-size="14pt" officeooo:paragraph-rsid="001a9d44" style:font-size-asian="14pt" style:font-size-complex="14pt"/>
    </style:style>
    <style:style style:name="P10" style:family="paragraph" style:parent-style-name="Standard" style:list-style-name="L1">
      <style:paragraph-properties fo:line-height="100%"/>
      <style:text-properties fo:font-variant="normal" fo:text-transform="none" fo:color="#1f2328" loext:opacity="100%" style:font-name="Liberation Serif" fo:font-size="14pt" fo:letter-spacing="normal" fo:font-style="normal" fo:font-weight="normal" officeooo:paragraph-rsid="001a9d44" style:font-size-asian="14pt" style:font-size-complex="14pt"/>
    </style:style>
    <style:style style:name="P11" style:family="paragraph" style:parent-style-name="Text_20_body" style:list-style-name="L2">
      <style:paragraph-properties fo:margin-top="0in" fo:margin-bottom="0.1665in" style:contextual-spacing="false" fo:line-height="100%" fo:orphans="2" fo:widows="2"/>
      <style:text-properties fo:font-variant="normal" fo:text-transform="none" fo:color="#1f2328" loext:opacity="100%" style:font-name="Liberation Serif" fo:font-size="14pt" fo:letter-spacing="normal" fo:font-style="normal" fo:font-weight="normal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1f2328" loext:opacity="100%" fo:letter-spacing="normal" fo:font-style="normal" fo:font-weight="normal"/>
    </style:style>
    <style:style style:name="T4" style:family="text">
      <style:text-properties fo:font-variant="normal" fo:text-transform="none" fo:color="#1f2328" loext:opacity="100%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1f2328" loext:opacity="100%" fo:letter-spacing="normal" fo:font-style="normal" fo:font-weight="normal" officeooo:rsid="001a9d44" style:font-size-asian="14pt" style:font-size-complex="14pt"/>
    </style:style>
    <style:style style:name="T6" style:family="text">
      <style:text-properties fo:font-variant="normal" fo:text-transform="none" fo:color="#1f2328" loext:opacity="100%" fo:letter-spacing="normal" fo:font-style="normal" fo:font-weight="bold" style:font-size-asian="14pt" style:font-weight-asian="bold" style:font-size-complex="14pt" style:font-weight-complex="bold"/>
    </style:style>
    <style:style style:name="T7" style:family="text">
      <style:text-properties style:font-size-asian="14pt" style:font-size-complex="14pt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style:font-name="Liberation Serif" fo:font-size="14pt" officeooo:rsid="001a9d44" style:font-size-asian="14pt" style:font-size-complex="14pt"/>
    </style:style>
    <style:style style:name="T10" style:family="text">
      <style:text-properties officeooo:rsid="001a9d44"/>
    </style:style>
    <style:style style:name="T11" style:family="text">
      <style:text-properties fo:color="#c9211e" loext:opacity="100%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1ca37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Технічне завдання</text:p>
      <text:p text:style-name="P7"/>
      <text:p text:style-name="P4"><text:tab/>Тема Курсового проекту:</text:p>
      <text:p text:style-name="P6"><text:span text:style-name="T7"><text:tab/></text:span><text:span text:style-name="T4">Розробка програмного забезпечення для роботи з файловою системою. Розробка програми, що дозволяє працювати з файловою системою операційної системи</text:span><text:span text:style-name="T5">.</text:span></text:p>
      <text:p text:style-name="P1"/>
      <text:p text:style-name="P4">- Що саме я планую зробити в рамках проекту</text:p>
      <text:p text:style-name="P1"/>
      <text:p text:style-name="Standard"><text:span text:style-name="T8"><text:tab/>Потрібно розробити програму яка буде </text:span><text:span text:style-name="T9">мати доступ до файлової системи</text:span><text:span text:style-name="T8">, та відслідковувати </text:span><text:span text:style-name="T9">її </text:span><text:span text:style-name="T8">стан. В рамках цього проекту потрібно реалізувати:</text:span></text:p>
      <text:p text:style-name="P3"/>
      <text:list xml:id="list1085198569" text:style-name="L1">
        <text:list-item>
          <text:p text:style-name="P10">перегляд файлів;</text:p>
          <text:p text:style-name="P10"/>
        </text:list-item>
      </text:list>
      <text:list xml:id="list2103487922" text:style-name="L2">
        <text:list-item>
          <text:p text:style-name="P11">створення файлів/папок;</text:p>
        </text:list-item>
        <text:list-item>
          <text:p text:style-name="P11">перегляд атрибутів файлів;</text:p>
        </text:list-item>
        <text:list-item>
          <text:p text:style-name="P11">видалення файлів;</text:p>
        </text:list-item>
        <text:list-item>
          <text:p text:style-name="P11">копіювання файлів;</text:p>
        </text:list-item>
        <text:list-item>
          <text:p text:style-name="P11">вирізання файлів;</text:p>
        </text:list-item>
        <text:list-item>
          <text:p text:style-name="P11">додавання папок в обране;</text:p>
        </text:list-item>
        <text:list-item>
          <text:p text:style-name="P11">перегляд останніх відкритих файлів;</text:p>
        </text:list-item>
        <text:list-item>
          <text:p text:style-name="P11">налаштування відображення файлів.</text:p>
        </text:list-item>
      </text:list>
      <text:p text:style-name="P1"/>
      <text:p text:style-name="P1"><text:tab/><text:span text:style-name="T1">- Для чого призначена ця програма та кому буде корисно нею</text:span></text:p>
      <text:p text:style-name="P4">користуватись:</text:p>
      <text:p text:style-name="P1"><text:tab/><text:span text:style-name="T12">Ця програма призначена для перегляду та маніпуляції файлами та директоріями у файловій системі компютера. </text:span><text:span text:style-name="T13">Отже,</text:span><text:span text:style-name="T12"> програма буде корисною для всіх користувачів.</text:span></text:p>
      <text:p text:style-name="P1"/>
      <text:p text:style-name="P4"><text:tab/>-Технічні вимоги:</text:p>
      <text:p text:style-name="P3"><text:tab/>1.) Програма повинна бути написана <text:span text:style-name="T3">з використанням мови програмування node JS</text:span>.</text:p>
      <text:p text:style-name="P1"><text:tab/>2.) Оптимізація програми .</text:p>
      <text:p text:style-name="P1"><text:tab/>3.) Використання актуальних бібліотек .</text:p>
      <text:p text:style-name="P2"><text:tab/>4.) Встановлення режиму моніторингу .</text:p>
      <text:p text:style-name="P2"/>
      <text:p text:style-name="P2"><text:tab/><text:span text:style-name="T1">-Що саме потрібно виконати в процесі роботи над проектом:</text:span></text:p>
      <text:p text:style-name="P1"><text:tab/>1.) Розбити курсовий проект на кілька середніх завдань ;</text:p>
      <text:p text:style-name="P1"><text:soft-page-break/><text:tab/>2.) Розробити основний функціонал даної програми ;</text:p>
      <text:p text:style-name="P1"><text:tab/>3.) Розробити другорядний функціонал ;</text:p>
      <text:p text:style-name="P1"><text:tab/>4.) Перевірити коректність роботи програми та вдосконалити її ;</text:p>
      <text:p text:style-name="P1"><text:tab/>5.) Підготувати звіт даного курсового проекту.</text:p>
      <text:p text:style-name="P1"/>
      <text:p text:style-name="P4"><text:tab/>-Як буде оцінюватися результат з боку Замовника даного курсового</text:p>
      <text:p text:style-name="P4">проекту:</text:p>
      <text:p text:style-name="P1"><text:tab/>Після презентації проекту замовник буде мати змогу сам,</text:p>
      <text:p text:style-name="P1">користуватися програмним забезпеченням , <text:span text:style-name="T10">а </text:span>також дати відповідь про</text:p>
      <text:p text:style-name="P1">недоліки програми або добавити власні ідеї для покращення програмного</text:p>
      <text:p text:style-name="P1">забезпечення.</text:p>
      <text:p text:style-name="P1"/>
      <text:p text:style-name="P4"><text:tab/>-Надійність даного проекту :</text:p>
      <text:p text:style-name="P1"><text:tab/>Програмне забезпечення повинно реалізувати весь вказаний</text:p>
      <text:p text:style-name="P1">функціонал, який був описаний у документації. Також програма має</text:p>
      <text:p text:style-name="P1">забезпечувати безперебійну та стабільну роботу. Робота з програмного</text:p>
      <text:p text:style-name="P1">забезпечення повинна бути простою та зручною для користувачів, а його</text:p>
      <text:p text:style-name="P1">взаємодія з операційною системою має бути безпечною та відповідати</text:p>
      <text:p text:style-name="P1">найвищим стандартам якості.</text:p>
      <text:p text:style-name="P1"/>
      <text:p text:style-name="P4"><text:tab/>-Керованість:</text:p>
      <text:p text:style-name="P1"><text:tab/>Щоб забезпечити зручність та доступність використання програмного</text:p>
      <text:p text:style-name="P1">забезпечення для користувачів різного рівня технічної грамотності ,</text:p>
      <text:p text:style-name="P1">інтерфейс користувача повинен бути максимально простим та зрозумілим.</text:p>
      <text:p text:style-name="P1"/>
      <text:p text:style-name="P4"><text:tab/>-Швидкість:</text:p>
      <text:p text:style-name="P1"><text:tab/>Для максимально ефективної роботи з користувачем, необхідно, щоб</text:p>
      <text:p text:style-name="P1">програмне забезпечення працювало швидко та надійно, уникаючи зайвих</text:p>
      <text:p text:style-name="P1">затримок.</text:p>
      <text:p text:style-name="P1"/>
      <text:p text:style-name="P4"><text:tab/>-Документація:</text:p>
      <text:p text:style-name="P1"><text:tab/>Для того щоб забезпечити користувачам можливість правильно</text:p>
      <text:p text:style-name="P1">використовувати програмне забезпечення та повністю розуміти всі його</text:p>
      <text:p text:style-name="P1">функції та можливості , документація повинна бути належним чином</text:p>
      <text:p text:style-name="P2">підготовлена та чітко структурована.</text:p>
      <text:p text:style-name="P2"/>
      <text:p text:style-name="P5"><text:tab/>-Покращення:</text:p>
      <text:p text:style-name="P1"><text:tab/>Для того щоб забезпечити адаптивність програмного забезпечення до</text:p>
      <text:p text:style-name="P1">змінних потреб користувачів , ПЗ повинно бути гнучким щодо можливості</text:p>
      <text:p text:style-name="P1">модифікації через додавання нових компонентів.</text:p>
      <text:p text:style-name="P1"/>
      <text:p text:style-name="P6"><text:span text:style-name="T2"><text:tab/>-</text:span><text:span text:style-name="T6">Програма буде написана на:</text:span><text:span text:style-name="T4"> Angular та Electron з використанням мови програмування node JS для взаємодії з операційною системо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0:45:39.918389260</meta:creation-date>
    <dc:date>2023-05-16T13:24:22.267615763</dc:date>
    <meta:editing-duration>PT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0" meta:word-count="390" meta:character-count="2936" meta:non-whitespace-character-count="2586"/>
  </office:meta>
</office:document-meta>
</file>